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B0900000209C0A241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exaLight" svg:font-family="NexaLight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4.155cm" fo:margin-left="1.519cm" fo:margin-right="1.326cm" table:align="margins"/>
    </style:style>
    <style:style style:name="Tabla2.A" style:family="table-column">
      <style:table-column-properties style:column-width="14.155cm" style:rel-column-width="65535*"/>
    </style:style>
    <style:style style:name="Tabla2.1" style:family="table-row">
      <style:table-row-properties style:min-row-height="1.72cm"/>
    </style:style>
    <style:style style:name="Tabla2.A1" style:family="table-cell">
      <style:table-cell-properties fo:background-color="#ffd320" fo:padding="0.097cm" fo:border="0.002cm solid #000000">
        <style:background-image/>
      </style:table-cell-properties>
    </style:style>
    <style:style style:name="Tabla1" style:family="table">
      <style:table-properties style:width="14.155cm" fo:margin-left="1.519cm" fo:margin-right="1.326cm" table:align="margins"/>
    </style:style>
    <style:style style:name="Tabla1.A" style:family="table-column">
      <style:table-column-properties style:column-width="3.254cm" style:rel-column-width="15066*"/>
    </style:style>
    <style:style style:name="Tabla1.B" style:family="table-column">
      <style:table-column-properties style:column-width="10.901cm" style:rel-column-width="50469*"/>
    </style:style>
    <style:style style:name="Tabla1.1" style:family="table-row">
      <style:table-row-properties style:min-row-height="1.244cm"/>
    </style:style>
    <style:style style:name="Tabla1.A1" style:family="table-cell">
      <style:table-cell-properties fo:background-color="#ffd32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="0.002cm solid #000000"/>
    </style:style>
    <style:style style:name="Tabla1.2" style:family="table-row">
      <style:table-row-properties style:min-row-height="1.164cm"/>
    </style:style>
    <style:style style:name="Tabla1.A2" style:family="table-cell">
      <style:table-cell-properties fo:background-color="#ffd320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3" style:family="table-row">
      <style:table-row-properties style:min-row-height="1.323cm"/>
    </style:style>
    <style:style style:name="Tabla1.5" style:family="table-row">
      <style:table-row-properties style:min-row-height="1.402cm"/>
    </style:style>
    <style:style style:name="Tabla1.6" style:family="table-row">
      <style:table-row-properties style:min-row-height="1.085cm"/>
    </style:style>
    <style:style style:name="Tabla1.7" style:family="table-row">
      <style:table-row-properties style:min-row-height="1.27cm"/>
    </style:style>
    <style:style style:name="Tabla1.9" style:family="table-row">
      <style:table-row-properties style:min-row-height="1.217cm"/>
    </style:style>
    <style:style style:name="Tabla1.10" style:family="table-row">
      <style:table-row-properties style:min-row-height="1.138cm"/>
    </style:style>
    <style:style style:name="P1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color="#808080" style:font-name="NexaLight" fo:font-size="8pt"/>
    </style:style>
    <style:style style:name="P2" style:family="paragraph" style:parent-style-name="Text_20_body">
      <style:paragraph-properties fo:line-height="107%"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font-name="Arial Narrow"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 Narrow" fo:font-weight="bold" style:font-weight-asian="bold" style:font-weight-complex="bold"/>
    </style:style>
    <style:style style:name="P7" style:family="paragraph" style:parent-style-name="Table_20_Contents">
      <style:paragraph-properties fo:margin-left="0.199cm" fo:margin-right="0cm" fo:text-align="start" style:justify-single-word="false" fo:text-indent="0cm" style:auto-text-indent="false" text:number-lines="false" text:line-number="0"/>
      <style:text-properties style:font-name="Arial Narrow" fo:font-weight="bold" style:font-weight-asian="bold" style:font-weight-complex="bold"/>
    </style:style>
    <style:style style:name="P8" style:family="paragraph" style:parent-style-name="Table_20_Heading">
      <style:paragraph-properties fo:margin-left="0.199cm" fo:margin-right="0cm" fo:text-align="start" style:justify-single-word="false" fo:text-indent="0cm" style:auto-text-indent="false" text:number-lines="false" text:line-number="0"/>
      <style:text-properties style:font-name="Arial Narrow" fo:font-weight="bold" style:font-weight-asian="bold" style:font-weight-complex="bold"/>
    </style:style>
    <style:style style:name="P9" style:family="paragraph" style:parent-style-name="Standard">
      <style:paragraph-properties fo:margin-left="0.199cm" fo:margin-right="0cm" fo:text-align="start" style:justify-single-word="false" fo:text-indent="0cm" style:auto-text-indent="false" text:number-lines="false" text:line-number="0"/>
      <style:text-properties style:font-name="Arial Narrow" fo:font-weight="bold" style:font-weight-asian="bold" style:font-weight-complex="bold"/>
    </style:style>
    <style:style style:name="P10" style:family="paragraph" style:parent-style-name="Table_20_Heading">
      <style:paragraph-properties fo:text-align="start" style:justify-single-word="false"/>
      <style:text-properties style:font-name="Arial Narrow"/>
    </style:style>
    <style:style style:name="P11" style:family="paragraph"/>
    <style:style style:name="P12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color="#808080" style:font-name="NexaLight" fo:font-size="7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io" form:apply-filter="true" form:command-type="table" form:control-implementation="ooo:com.sun.star.form.component.Form" office:target-frame="" xlink:href="" xlink:type="simple">
          <form:text form:name="estudia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ni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urso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nvocatoria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itulacion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utor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parta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lificacion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echa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ontrol text:anchor-type="paragraph" draw:z-index="1" draw:style-name="gr1" draw:text-style-name="P11" svg:width="9.526cm" svg:height="0.556cm" svg:x="0cm" svg:y="0cm"/></text:p>
      <text:p text:style-name="P3"/>
      <text:p text:style-name="P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"/>
            <text:p text:style-name="P5">EVALUACIÓN DE PRÁCTICAS EN EMPRESAS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Estudiante:</text:p>
          </table:table-cell>
          <table:table-cell table:style-name="Tabla1.B1" office:value-type="string">
            <text:p text:style-name="P8"><draw:control text:anchor-type="as-char" draw:z-index="2" draw:style-name="gr2" draw:text-style-name="P12" svg:width="10.293cm" svg:height="0.662cm" draw:control="control1"/></text:p>
          </table:table-cell>
        </table:table-row>
        <table:table-row table:style-name="Tabla1.2">
          <table:table-cell table:style-name="Tabla1.A2" office:value-type="string">
            <text:p text:style-name="P6">D.N.I:</text:p>
          </table:table-cell>
          <table:table-cell table:style-name="Tabla1.B2" office:value-type="string">
            <text:p text:style-name="P9"><draw:control text:anchor-type="as-char" draw:z-index="3" draw:style-name="gr2" draw:text-style-name="P12" svg:width="10.293cm" svg:height="0.662cm" draw:control="control2"/></text:p>
          </table:table-cell>
        </table:table-row>
        <table:table-row table:style-name="Tabla1.3">
          <table:table-cell table:style-name="Tabla1.A2" office:value-type="string">
            <text:p text:style-name="P6">Curso Académico:</text:p>
          </table:table-cell>
          <table:table-cell table:style-name="Tabla1.B2" office:value-type="string">
            <text:p text:style-name="P9"><draw:control text:anchor-type="as-char" draw:z-index="4" draw:style-name="gr2" draw:text-style-name="P12" svg:width="10.293cm" svg:height="0.662cm" draw:control="control3"/></text:p>
          </table:table-cell>
        </table:table-row>
        <table:table-row table:style-name="Tabla1.3">
          <table:table-cell table:style-name="Tabla1.A2" office:value-type="string">
            <text:p text:style-name="P6">Convocatoria:</text:p>
          </table:table-cell>
          <table:table-cell table:style-name="Tabla1.B2" office:value-type="string">
            <text:p text:style-name="P9"><draw:control text:anchor-type="as-char" draw:z-index="5" draw:style-name="gr2" draw:text-style-name="P12" svg:width="10.293cm" svg:height="0.662cm" draw:control="control4"/></text:p>
          </table:table-cell>
        </table:table-row>
        <table:table-row table:style-name="Tabla1.5">
          <table:table-cell table:style-name="Tabla1.A2" office:value-type="string">
            <text:p text:style-name="P6">Titulación:</text:p>
          </table:table-cell>
          <table:table-cell table:style-name="Tabla1.B2" office:value-type="string">
            <text:p text:style-name="P9"><draw:control text:anchor-type="as-char" draw:z-index="6" draw:style-name="gr2" draw:text-style-name="P12" svg:width="10.293cm" svg:height="0.662cm" draw:control="control5"/></text:p>
          </table:table-cell>
        </table:table-row>
        <table:table-row table:style-name="Tabla1.6">
          <table:table-cell table:style-name="Tabla1.A2" office:value-type="string">
            <text:p text:style-name="P6">Tutor Académico:</text:p>
          </table:table-cell>
          <table:table-cell table:style-name="Tabla1.B2" office:value-type="string">
            <text:p text:style-name="P9"><draw:control text:anchor-type="as-char" draw:z-index="7" draw:style-name="gr2" draw:text-style-name="P12" svg:width="10.293cm" svg:height="0.662cm" draw:control="control6"/></text:p>
          </table:table-cell>
        </table:table-row>
        <table:table-row table:style-name="Tabla1.7">
          <table:table-cell table:style-name="Tabla1.A2" office:value-type="string">
            <text:p text:style-name="P6">Departamento:</text:p>
          </table:table-cell>
          <table:table-cell table:style-name="Tabla1.B2" office:value-type="string">
            <text:p text:style-name="P9"><draw:control text:anchor-type="as-char" draw:z-index="8" draw:style-name="gr2" draw:text-style-name="P12" svg:width="10.293cm" svg:height="0.662cm" draw:control="control7"/></text:p>
          </table:table-cell>
        </table:table-row>
        <table:table-row table:style-name="Tabla1.1">
          <table:table-cell table:style-name="Tabla1.A2" office:value-type="string">
            <text:p text:style-name="P6">Calificación:</text:p>
          </table:table-cell>
          <table:table-cell table:style-name="Tabla1.B2" office:value-type="string">
            <text:p text:style-name="P9"><draw:control text:anchor-type="as-char" draw:z-index="9" draw:style-name="gr2" draw:text-style-name="P12" svg:width="10.293cm" svg:height="0.662cm" draw:control="control8"/></text:p>
          </table:table-cell>
        </table:table-row>
        <table:table-row table:style-name="Tabla1.9">
          <table:table-cell table:style-name="Tabla1.A2" office:value-type="string">
            <text:p text:style-name="P6">Fecha:</text:p>
          </table:table-cell>
          <table:table-cell table:style-name="Tabla1.B2" office:value-type="string">
            <text:p text:style-name="P9"><draw:control text:anchor-type="as-char" draw:z-index="10" draw:style-name="gr2" draw:text-style-name="P12" svg:width="10.293cm" svg:height="0.662cm" draw:control="control9"/></text:p>
          </table:table-cell>
        </table:table-row>
        <table:table-row table:style-name="Tabla1.10">
          <table:table-cell table:style-name="Tabla1.A2" office:value-type="string">
            <text:p text:style-name="P6">Firma:</text:p>
          </table:table-cell>
          <table:table-cell table:style-name="Tabla1.B2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exaLight" svg:font-family="NexaLight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color="#808080" style:font-name="NexaLight" fo:font-size="8pt"/>
    </style:style>
    <style:style style:name="MP2" style:family="paragraph" style:parent-style-name="Text_20_body">
      <style:paragraph-properties fo:line-height="107%" fo:text-align="center" style:justify-single-word="false"/>
    </style:style>
    <style:style style:name="MT1" style:family="text">
      <style:text-properties fo:color="#808080" style:font-name="NexaLight" fo:font-size="7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2" text:anchor-type="paragraph" svg:width="17cm" svg:height="3.134cm" draw:z-index="0"><draw:image xlink:href="Pictures/1000020100000B0900000209C0A24158.png" xlink:type="simple" xlink:show="embed" xlink:actuate="onLoad"/></draw:frame></text:p>
      </style:header>
      <style:footer>
        <text:p text:style-name="MP1">Escuela Técnica Superior de Ingeniería Informática Universidad de Sevilla</text:p>
        <text:p text:style-name="MP2"><text:span text:style-name="MT1">Av. Reina Mercedes s/n. 41012 Sevilla. tlfno +(34) 954556817 www.informatica.us</text:span> 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 </meta:initial-creator>
    <meta:creation-date>2019-01-24T12:47:35.35</meta:creation-date>
    <dc:date>2019-01-31T12:13:30.46</dc:date>
    <dc:creator>Dani </dc:creator>
    <meta:editing-duration>PT1H2M41S</meta:editing-duration>
    <meta:editing-cycles>10</meta:editing-cycles>
    <meta:generator>OpenOffice/4.1.6$Win32 OpenOffice.org_project/416m1$Build-9790</meta:generator>
    <meta:document-statistic meta:table-count="2" meta:image-count="1" meta:object-count="0" meta:page-count="1" meta:paragraph-count="22" meta:word-count="36" meta:character-count="308"/>
  </office:meta>
</office:document-meta>
</file>